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ce6"/>
        <table:table-column table:style-name="co9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korit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yndaquil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otodi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Bulbasau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armande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quirt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Latias</text:p>
          </table:table-cell>
          <table:table-cell table:number-columns-repeated="3"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style-name="ce3"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edril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ian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edri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Ledyba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octow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Kaku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Ariado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Wee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Beedri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hin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Balto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office:value-type="string" calcext:value-type="string">
            <text:p>Gulpi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style-name="ce3"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lo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Golduck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5"/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5"/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hin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6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ce3"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Noctow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7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abley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office:value-type="string" calcext:value-type="string">
            <text:p>Mawi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Whismu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apdos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Drowze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table:style-name="ce3" office:value-type="string" calcext:value-type="string">
            <text:p>Hypno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norlax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7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kiploom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Quagsir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table:style-name="ce3"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Plusl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hinx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ce3"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lamper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table:style-name="ce3" office:value-type="string" calcext:value-type="string">
            <text:p>Mr. Mim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ea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table:style-name="ce12"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unker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nea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table:number-columns-repeated="2"/>
          <table:table-cell table:style-name="ce5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uicune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2"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Dodri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Quagsir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uvdisc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table:style-name="ce3" office:value-type="string" calcext:value-type="string">
            <text:p>Rapidash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pidash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pidash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Whismur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uizel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entr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8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style-name="ce3"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idge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uiz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eedl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ce3" office:value-type="string" calcext:value-type="string">
            <text:p>Metapod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idgey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etapod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Kakuna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 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hismu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uizel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hirl 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ppip 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Rattata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hism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uizel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uagsir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 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Rattata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ub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lus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hin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rowze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ttat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ce3" office:value-type="string" calcext:value-type="string">
            <text:p>Ditto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Whismu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uizel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lts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uizel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olduck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ce3" office:value-type="string" calcext:value-type="string">
            <text:p>Vulpix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Vulpi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ce3" office:value-type="string" calcext:value-type="string">
            <text:p>Vulpix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hin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udowoodo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m</text:p>
          </table:table-cell>
          <table:table-cell table:style-name="ce3" office:value-type="string" calcext:value-type="string">
            <text:p>Ledyb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Vulpix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lus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ce3"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hinx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</text:p>
          </table:table-cell>
          <table:table-cell table:number-columns-repeated="2"/>
          <table:table-cell table:style-name="ce6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lusl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hinx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style-name="ce3"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ntin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ree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table:style-name="ce3"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ree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eepinbel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table:style-name="ce3" office:value-type="string" calcext:value-type="string">
            <text:p>Lickitung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hismu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idoof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raveler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ligar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table:style-name="ce3" office:value-type="string" calcext:value-type="string">
            <text:p>Phanp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Skarmory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wablu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table:style-name="ce3"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Ekan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Raticat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aticat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smur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inoon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idoof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ize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etapod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Kakun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tterfr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Beedril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ee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yu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9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9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lusl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Minu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hinx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table:number-columns-repeated="3"/>
          <table:table-cell table:style-name="ce6"/>
          <table:table-cell table:number-columns-repeated="9"/>
        </table:table-row>
        <table:table-row table:style-name="ro1" table:number-rows-repeated="10">
          <table:table-cell table:number-columns-repeated="4"/>
          <table:table-cell table:style-name="ce6"/>
          <table:table-cell table:number-columns-repeated="9"/>
        </table:table-row>
        <table:table-row table:style-name="ro1" table:number-rows-repeated="104736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04T17:44:40.623913974</dc:date>
    <meta:editing-duration>PT21H58M2S</meta:editing-duration>
    <meta:editing-cycles>179</meta:editing-cycles>
    <meta:generator>LibreOffice/7.3.7.2$Linux_X86_64 LibreOffice_project/30$Build-2</meta:generator>
    <meta:document-statistic meta:table-count="1" meta:cell-count="7911" meta:object-count="0"/>
  </office:meta>
</office:document-meta>
</file>